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crypt uninstall/install processing</text:p>
      <text:p text:style-name="Standard"><text:span text:style-name="Source_20_Text"/></text:p>
      <text:p text:style-name="Standard"><text:span text:style-name="Source_20_Text">gem uninstall bcrypt</text:span> and select option 3 (if exist) </text:p>
      <text:p text:style-name="Standard"><text:span text:style-name="Source_20_Text">uninstall bcrypt-ruby</text:span> and select option 3 (if exist)<text:span text:style-name="Source_20_Text"> </text:span></text:p>
      <text:p text:style-name="Standard"><text:span text:style-name="Source_20_Text">install bcrypt --platform=ruby</text:span> </text:p>
      <text:p text:style-name="Standard">Add this line to gemfile</text:p>
      <text:p text:style-name="Standard"><text:s/><text:span text:style-name="Source_20_Text">gem 'bcrypt', platforms: :ruby</text:span> </text:p>
      <text:p text:style-name="Standard"/>
      <text:p text:style-name="Standard">bundle install</text:p>
      <text:p text:style-name="Standard"/>
      <text:p text:style-name="Standard">If still not working</text:p>
      <text:p text:style-name="Standard">Stop rails server</text:p>
      <text:p text:style-name="Standard">change gemfile line to </text:p>
      <text:p text:style-name="Standard">gem 'bcrypt', '~&gt; 3.1.11'</text:p>
      <text:p text:style-name="Standard">restart rails server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3-22T08:13:13.34</meta:creation-date>
    <dc:date>2017-03-22T08:19:53.66</dc:date>
    <dc:creator>Green Leaf Services</dc:creator>
    <meta:editing-duration>PT6M39S</meta:editing-duration>
    <meta:editing-cycles>2</meta:editing-cycles>
    <meta:generator>OpenOffice/4.1.3$Win32 OpenOffice.org_project/413m1$Build-9783</meta:generator>
    <meta:printed-by>Green Leaf Services</meta:printed-by>
    <meta:print-date>2017-03-22T16:17:52.45</meta:print-date>
    <meta:document-statistic meta:table-count="0" meta:image-count="0" meta:object-count="0" meta:page-count="1" meta:paragraph-count="13" meta:word-count="53" meta:character-count="347"/>
  </office:meta>
</office:document-meta>
</file>